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Thumbnails/thumbnail.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3.0465in"/>
    </style:style>
    <style:style style:name="co11" style:family="table-column">
      <style:table-column-properties fo:break-before="auto" style:column-width="5.2173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7"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100"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1"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 text:c="2"/>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55">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 text:c="2"/>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 text:c="2"/>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 text:c="2"/>Finished ONLY when the feature works well and is READY TO SHIP.</text:p>
            <text:p><text:s text:c="8"/>"Finished in Sprint 1" means it was delivered at the end of Sprint 1.</text:p>
            <text:p><text:s text:c="8"/>"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 text:c="2"/>in the "Assigned To" column on each Sprint Backlog tab of this spreadsheet.</text:p>
          </table:help-message>
          <table:error-message table:message-type="stop" table:display="true"/>
        </table:content-validation>
        <table:content-validation table:name="val12" table:condition="of:cell-content-is-in-list(&quot;All&quot;;&quot;Administrator&quot;;&quot;Teacher&quot;;&quot;Parent&quot;;&quot;Student&quot;;&quot;&quot;)" table:allow-empty-cell="true" table:display-list="unsorted" table:base-cell-address="'Product Backlog'.H26">
          <table:error-message table:message-type="stop" table:display="true"/>
        </table:content-validation>
        <table:content-validation table:name="val13"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4" table:base-cell-address="'Sprint 02 Backlog'.I5">
          <table:help-message table:title="Student ID" table:display="true">
            <text:p>Please enter your UTA student ID number.</text:p>
          </table:help-message>
          <table:error-message table:message-type="stop" table:display="true"/>
        </table:content-validation>
        <table:content-validation table:name="val15"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6" table:condition="of:cell-content-is-in-list([$'Product Backlog'.$A$26:$'Product Backlog'.$A$105])"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7"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8"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9"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8"/>Select "Completed Day 1" if finished on the first day, and</text:p>
            <text:p><text:s text:c="8"/>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1" table:condition="of:cell-content-is-in-list([$'Product Backlog'.$A$26:$'Product Backlog'.$A$105])"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8"/>Select "Completed Day 1" if finished on the first day, and</text:p>
            <text:p><text:s text:c="8"/>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School Management And Reporting Tool (SMART)</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EN5470</text:p>
          </table:table-cell>
          <table:covered-table-cell table:number-columns-repeated="5" table:style-name="ce18"/>
          <table:table-cell table:style-name="ce5"/>
          <table:table-cell table:style-name="ce5">
            <draw:frame draw:z-index="0" draw:style-name="gr1" draw:text-style-name="P1" svg:width="6.3008in" svg:height="3.1335in" svg:x="2.1539in" svg:y="0.0535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2" table:content-validation-name="val3" office:value-type="string" calcext:value-type="string" table:number-columns-spanned="6" table:number-rows-spanned="1">
            <text:p>Ellis Nielen</text:p>
          </table:table-cell>
          <table:covered-table-cell table:number-columns-repeated="5" table:style-name="ce72"/>
          <table:table-cell table:style-name="ce72" table:content-validation-name="val11" office:value-type="string" calcext:value-type="string">
            <text:p>EN</text:p>
          </table:table-cell>
          <table:table-cell table:style-name="ce71" table:content-validation-name="val14" office:value-type="float" office:value="1001615470" calcext:value-type="float">
            <text:p>1001615470</text:p>
          </table:table-cell>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4"/>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4"/>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4"/>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4"/>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7])" office:value-type="float" office:value="27" calcext:value-type="float">
            <text:p>27</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3" calcext:value-type="float">
            <text:p>23</text:p>
          </table:table-cell>
          <table:table-cell table:style-name="ce19" table:formula="of:=COUNTIF([.G$26:.G$111];&quot;Finished in Sprint 1&quot;)" office:value-type="float" office:value="4" calcext:value-type="float">
            <text:p>4</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17" calcext:value-type="float">
            <text:p>17</text:p>
          </table:table-cell>
          <table:table-cell table:style-name="ce19" table:formula="of:=COUNTIF([.G$26:.G$111];&quot;Finished in Sprint 2&quot;)" office:value-type="float" office:value="6" calcext:value-type="float">
            <text:p>6</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7" calcext:value-type="float">
            <text:p>17</text:p>
          </table:table-cell>
          <table:table-cell table:style-name="ce19" table:formula="of:=COUNTIF([.G$26:.G$111];&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7" calcext:value-type="float">
            <text:p>17</text:p>
          </table:table-cell>
          <table:table-cell table:style-name="ce19" table:formula="of:=COUNTIF([.G$26:.G$111];&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7" calcext:value-type="float">
            <text:p>17</text:p>
          </table:table-cell>
          <table:table-cell table:style-name="ce19" table:formula="of:=COUNTIF([.G$26:.G$111];&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7" calcext:value-type="float">
            <text:p>17</text:p>
          </table:table-cell>
          <table:table-cell table:style-name="ce79" table:formula="of:=COUNTIF([.G$26:.G$111];&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1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n)…</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PERSON</text:p>
          </table:table-cell>
          <table:table-cell table:style-name="ce76" table:content-validation-name="val4" office:value-type="float" office:value="1" calcext:value-type="float">
            <text:p>1</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13" calcext:value-type="float">
            <text:p>13</text:p>
          </table:table-cell>
          <table:table-cell table:style-name="ce117" table:content-validation-name="val9" office:value-type="float" office:value="1" calcext:value-type="float">
            <text:p>1</text:p>
          </table:table-cell>
          <table:table-cell table:style-name="ce117" table:content-validation-name="val10" office:value-type="string" calcext:value-type="string">
            <text:p>Finished in Sprint 1</text:p>
          </table:table-cell>
          <table:table-cell table:style-name="ce124" table:content-validation-name="val12" office:value-type="string" calcext:value-type="string">
            <text:p>Administrator</text:p>
          </table:table-cell>
          <table:table-cell table:style-name="ce29" office:value-type="string" calcext:value-type="string">
            <text:p>Track people’s names and email addresses</text:p>
          </table:table-cell>
          <table:table-cell table:style-name="ce29" office:value-type="string" calcext:value-type="string">
            <text:p>Find and contact them</text:p>
          </table:table-cell>
          <table:table-cell table:style-name="ce29" office:value-type="string" calcext:value-type="string">
            <text:p>Need a Person base class with to_string / operator&lt;&lt; name and a full_info method</text:p>
          </table:table-cell>
          <table:table-cell table:number-columns-repeated="1013"/>
        </table:table-row>
        <table:table-row table:style-name="ro4">
          <table:table-cell table:style-name="ce8" office:value-type="string" calcext:value-type="string">
            <text:p>STUDENT</text:p>
          </table:table-cell>
          <table:table-cell table:style-name="ce76" table:content-validation-name="val4" table:formula="of:=[.B26]+1" office:value-type="float" office:value="2" calcext:value-type="float">
            <text:p>2</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8" calcext:value-type="float">
            <text:p>8</text:p>
          </table:table-cell>
          <table:table-cell table:style-name="ce117" table:content-validation-name="val9" office:value-type="float" office:value="1" calcext:value-type="float">
            <text:p>1</text:p>
          </table:table-cell>
          <table:table-cell table:style-name="ce117" table:content-validation-name="val10" office:value-type="string" calcext:value-type="string">
            <text:p>Finished in Sprint 1</text:p>
          </table:table-cell>
          <table:table-cell table:style-name="ce124" table:content-validation-name="val12" office:value-type="string" calcext:value-type="string">
            <text:p>Administrator</text:p>
          </table:table-cell>
          <table:table-cell table:style-name="ce29" office:value-type="string" calcext:value-type="string">
            <text:p>Track students by grade</text:p>
          </table:table-cell>
          <table:table-cell table:style-name="ce29" office:value-type="string" calcext:value-type="string">
            <text:p>Verify students’ progress</text:p>
          </table:table-cell>
          <table:table-cell table:style-name="ce29" office:value-type="string" calcext:value-type="string">
            <text:p>Need a Student derived class that includes the grade level (1-12)</text:p>
          </table:table-cell>
          <table:table-cell table:number-columns-repeated="1013"/>
        </table:table-row>
        <table:table-row table:style-name="ro4">
          <table:table-cell table:style-name="ce8" office:value-type="string" calcext:value-type="string">
            <text:p>PARENT</text:p>
          </table:table-cell>
          <table:table-cell table:style-name="ce76" table:content-validation-name="val4" table:formula="of:=[.B27]+1" office:value-type="float" office:value="3" calcext:value-type="float">
            <text:p>3</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3" calcext:value-type="float">
            <text:p>3</text:p>
          </table:table-cell>
          <table:table-cell table:style-name="ce117" table:content-validation-name="val9" office:value-type="float" office:value="1" calcext:value-type="float">
            <text:p>1</text:p>
          </table:table-cell>
          <table:table-cell table:style-name="ce117" table:content-validation-name="val10" office:value-type="string" calcext:value-type="string">
            <text:p>Finished in Sprint 1</text:p>
          </table:table-cell>
          <table:table-cell table:style-name="ce124" table:content-validation-name="val12" office:value-type="string" calcext:value-type="string">
            <text:p>Administrator</text:p>
          </table:table-cell>
          <table:table-cell table:style-name="ce29" office:value-type="string" calcext:value-type="string">
            <text:p>Track parents</text:p>
          </table:table-cell>
          <table:table-cell table:style-name="ce29" office:value-type="string" calcext:value-type="string">
            <text:p>Coordinate on student progress</text:p>
          </table:table-cell>
          <table:table-cell table:style-name="ce29" office:value-type="string" calcext:value-type="string">
            <text:p>Need a Parent derived class</text:p>
          </table:table-cell>
          <table:table-cell table:number-columns-repeated="1013"/>
        </table:table-row>
        <table:table-row table:style-name="ro4">
          <table:table-cell table:style-name="ce8" office:value-type="string" calcext:value-type="string">
            <text:p>RELATE</text:p>
          </table:table-cell>
          <table:table-cell table:style-name="ce76" table:content-validation-name="val4" table:formula="of:=[.B28]+1" office:value-type="float" office:value="4" calcext:value-type="float">
            <text:p>4</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17" table:content-validation-name="val9" office:value-type="float" office:value="1" calcext:value-type="float">
            <text:p>1</text:p>
          </table:table-cell>
          <table:table-cell table:style-name="ce117" table:content-validation-name="val10" office:value-type="string" calcext:value-type="string">
            <text:p>Finished in Sprint 1</text:p>
          </table:table-cell>
          <table:table-cell table:style-name="ce124" table:content-validation-name="val12" office:value-type="string" calcext:value-type="string">
            <text:p>Administrator</text:p>
          </table:table-cell>
          <table:table-cell table:style-name="ce29" office:value-type="string" calcext:value-type="string">
            <text:p>Associate each student with parents bidirectionally</text:p>
          </table:table-cell>
          <table:table-cell table:style-name="ce29" office:value-type="string" calcext:value-type="string">
            <text:p>Know which parents to contact</text:p>
          </table:table-cell>
          <table:table-cell table:style-name="ce29" office:value-type="string" calcext:value-type="string">
            <text:p>Mutual aggregate relationship</text:p>
          </table:table-cell>
          <table:table-cell table:number-columns-repeated="1013"/>
        </table:table-row>
        <table:table-row table:style-name="ro4">
          <table:table-cell table:style-name="ce8" office:value-type="string" calcext:value-type="string">
            <text:p>CLI</text:p>
          </table:table-cell>
          <table:table-cell table:style-name="ce76" table:content-validation-name="val4" table:formula="of:=[.B29]+1" office:value-type="float" office:value="5" calcext:value-type="float">
            <text:p>5</text:p>
          </table:table-cell>
          <table:table-cell table:style-name="ce76" table:content-validation-name="val5" office:value-type="float" office:value="1" calcext:value-type="float">
            <text:p>1</text:p>
          </table:table-cell>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17" table:content-validation-name="val9" office:value-type="float" office:value="1" calcext:value-type="float">
            <text:p>1</text:p>
          </table:table-cell>
          <table:table-cell table:style-name="ce117" table:content-validation-name="val10"/>
          <table:table-cell table:style-name="ce124" table:content-validation-name="val12" office:value-type="string" calcext:value-type="string">
            <text:p>Administrator</text:p>
          </table:table-cell>
          <table:table-cell table:style-name="ce29" office:value-type="string" calcext:value-type="string">
            <text:p>Basic command line user interface</text:p>
          </table:table-cell>
          <table:table-cell table:style-name="ce29" office:value-type="string" calcext:value-type="string">
            <text:p>Verify the system before moving to a GUI</text:p>
          </table:table-cell>
          <table:table-cell table:style-name="ce29" office:value-type="string" calcext:value-type="string">
            <text:p>This is cli.cpp for sprint 1 only (optional for bonus points)</text:p>
          </table:table-cell>
          <table:table-cell table:number-columns-repeated="1013"/>
        </table:table-row>
        <table:table-row table:style-name="ro4">
          <table:table-cell table:style-name="ce45" office:value-type="string" calcext:value-type="string">
            <text:p>WINDOW</text:p>
          </table:table-cell>
          <table:table-cell table:style-name="ce77" table:content-validation-name="val5" table:formula="of:=[.B30]+1" office:value-type="float" office:value="6" calcext:value-type="float">
            <text:p>6</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13" calcext:value-type="float">
            <text:p>13</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ll</text:p>
          </table:table-cell>
          <table:table-cell table:style-name="ce107" office:value-type="string" calcext:value-type="string">
            <text:p>Use a windowed rather than command line interface</text:p>
          </table:table-cell>
          <table:table-cell table:style-name="ce108" office:value-type="string" calcext:value-type="string">
            <text:p>Use SMART more intuitively</text:p>
          </table:table-cell>
          <table:table-cell table:style-name="ce108" office:value-type="string" calcext:value-type="string">
            <text:p>Create a main window with a menu bar, data area, and status bar</text:p>
          </table:table-cell>
          <table:table-cell table:number-columns-repeated="1013"/>
        </table:table-row>
        <table:table-row table:style-name="ro4">
          <table:table-cell table:style-name="ce45" office:value-type="string" calcext:value-type="string">
            <text:p>D_STUDENT</text:p>
          </table:table-cell>
          <table:table-cell table:style-name="ce77" table:content-validation-name="val5" table:formula="of:=[.B31]+1" office:value-type="float" office:value="7" calcext:value-type="float">
            <text:p>7</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dministrator</text:p>
          </table:table-cell>
          <table:table-cell table:style-name="ce108" office:value-type="string" calcext:value-type="string">
            <text:p>Create students via dialogs</text:p>
          </table:table-cell>
          <table:table-cell table:style-name="ce108" office:value-type="string" calcext:value-type="string">
            <text:p>Conveniently enter the data</text:p>
          </table:table-cell>
          <table:table-cell table:style-name="ce107" office:value-type="string" calcext:value-type="string">
            <text:p>Series of dialogs, one per constructor parameter, is OK</text:p>
          </table:table-cell>
          <table:table-cell table:number-columns-repeated="1013"/>
        </table:table-row>
        <table:table-row table:style-name="ro4">
          <table:table-cell table:style-name="ce45" office:value-type="string" calcext:value-type="string">
            <text:p>DISPLAY</text:p>
          </table:table-cell>
          <table:table-cell table:style-name="ce77" table:content-validation-name="val5" table:formula="of:=[.B32]+1" office:value-type="float" office:value="8" calcext:value-type="float">
            <text:p>8</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Teacher</text:p>
          </table:table-cell>
          <table:table-cell table:style-name="ce109" office:value-type="string" calcext:value-type="string">
            <text:p>See all current data in the main window</text:p>
          </table:table-cell>
          <table:table-cell table:style-name="ce109" office:value-type="string" calcext:value-type="string">
            <text:p>Keep up with students</text:p>
          </table:table-cell>
          <table:table-cell table:style-name="ce108" office:value-type="string" calcext:value-type="string">
            <text:p>Display full_info for students and parents in a table in the data area</text:p>
          </table:table-cell>
          <table:table-cell table:number-columns-repeated="1013"/>
        </table:table-row>
        <table:table-row table:style-name="ro4">
          <table:table-cell table:style-name="ce45" office:value-type="string" calcext:value-type="string">
            <text:p>D_PARENT</text:p>
          </table:table-cell>
          <table:table-cell table:style-name="ce77" table:content-validation-name="val5" table:formula="of:=[.B33]+1" office:value-type="float" office:value="9" calcext:value-type="float">
            <text:p>9</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dministrator</text:p>
          </table:table-cell>
          <table:table-cell table:style-name="ce108" office:value-type="string" calcext:value-type="string">
            <text:p>Create parents via dialogs</text:p>
          </table:table-cell>
          <table:table-cell table:style-name="ce108" office:value-type="string" calcext:value-type="string">
            <text:p>Conveniently enter the data</text:p>
          </table:table-cell>
          <table:table-cell table:style-name="ce107" office:value-type="string" calcext:value-type="string">
            <text:p>Series of dialogs, one per constructor parameter, is OK</text:p>
          </table:table-cell>
          <table:table-cell table:style-name="ce35" table:number-columns-repeated="1013"/>
        </table:table-row>
        <table:table-row table:style-name="ro4">
          <table:table-cell table:style-name="ce45" office:value-type="string" calcext:value-type="string">
            <text:p>D_RELATE</text:p>
          </table:table-cell>
          <table:table-cell table:style-name="ce77" table:content-validation-name="val5" table:formula="of:=[.B34]+1" office:value-type="float" office:value="10" calcext:value-type="float">
            <text:p>10</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dministrator</text:p>
          </table:table-cell>
          <table:table-cell table:style-name="ce110" office:value-type="string" calcext:value-type="string">
            <text:p>Relate students to parents via dialogs</text:p>
          </table:table-cell>
          <table:table-cell table:style-name="ce108" office:value-type="string" calcext:value-type="string">
            <text:p>Conveniently enter the data</text:p>
          </table:table-cell>
          <table:table-cell table:style-name="ce108" office:value-type="string" calcext:value-type="string">
            <text:p>Dialog listing students and entering index, then same for parents</text:p>
          </table:table-cell>
          <table:table-cell table:style-name="ce35" table:number-columns-repeated="1013"/>
        </table:table-row>
        <table:table-row table:style-name="ro4">
          <table:table-cell table:style-name="ce45" office:value-type="string" calcext:value-type="string">
            <text:p>NEW</text:p>
          </table:table-cell>
          <table:table-cell table:style-name="ce77" table:content-validation-name="val5" table:formula="of:=[.B35]+1" office:value-type="float" office:value="11" calcext:value-type="float">
            <text:p>11</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2" calcext:value-type="float">
            <text:p>2</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dministrator</text:p>
          </table:table-cell>
          <table:table-cell table:style-name="ce110" office:value-type="string" calcext:value-type="string">
            <text:p>Clear all data</text:p>
          </table:table-cell>
          <table:table-cell table:style-name="ce108" office:value-type="string" calcext:value-type="string">
            <text:p>Start a new school</text:p>
          </table:table-cell>
          <table:table-cell table:style-name="ce108" office:value-type="string" calcext:value-type="string">
            <text:p>Simply clear all elements from the vectors </text:p>
          </table:table-cell>
          <table:table-cell table:style-name="ce35" table:number-columns-repeated="1013"/>
        </table:table-row>
        <table:table-row table:style-name="ro4">
          <table:table-cell table:style-name="ce9" office:value-type="string" calcext:value-type="string">
            <text:p>SAVE</text:p>
          </table:table-cell>
          <table:table-cell table:style-name="ce76" table:content-validation-name="val4" table:formula="of:=[.B36]+1" office:value-type="float" office:value="12" calcext:value-type="float">
            <text:p>12</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13" calcext:value-type="float">
            <text:p>13</text:p>
          </table:table-cell>
          <table:table-cell table:style-name="ce117" table:content-validation-name="val9"/>
          <table:table-cell table:style-name="ce117" table:content-validation-name="val10"/>
          <table:table-cell table:style-name="ce124" table:content-validation-name="val12" office:value-type="string" calcext:value-type="string">
            <text:p>All</text:p>
          </table:table-cell>
          <table:table-cell table:style-name="ce111" office:value-type="string" calcext:value-type="string">
            <text:p>Write the data to persistent storage</text:p>
          </table:table-cell>
          <table:table-cell table:style-name="ce31" office:value-type="string" calcext:value-type="string">
            <text:p>Don’t have to re-enter data</text:p>
          </table:table-cell>
          <table:table-cell table:style-name="ce29" office:value-type="string" calcext:value-type="string">
            <text:p>See Lecture 15 for an object-oriented strategy to create the file format</text:p>
          </table:table-cell>
          <table:table-cell table:style-name="ce35" table:number-columns-repeated="1013"/>
        </table:table-row>
        <table:table-row table:style-name="ro4">
          <table:table-cell table:style-name="ce9" office:value-type="string" calcext:value-type="string">
            <text:p>LOAD</text:p>
          </table:table-cell>
          <table:table-cell table:style-name="ce76" table:content-validation-name="val4" table:formula="of:=[.B37]+1" office:value-type="float" office:value="13" calcext:value-type="float">
            <text:p>13</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8" calcext:value-type="float">
            <text:p>8</text:p>
          </table:table-cell>
          <table:table-cell table:style-name="ce117" table:content-validation-name="val9"/>
          <table:table-cell table:style-name="ce117" table:content-validation-name="val10"/>
          <table:table-cell table:style-name="ce124" table:content-validation-name="val12" office:value-type="string" calcext:value-type="string">
            <text:p>All</text:p>
          </table:table-cell>
          <table:table-cell table:style-name="ce30" office:value-type="string" calcext:value-type="string">
            <text:p>Load data for a school from persistent storage</text:p>
          </table:table-cell>
          <table:table-cell table:style-name="ce31" office:value-type="string" calcext:value-type="string">
            <text:p>Don’t have to re-enter data</text:p>
          </table:table-cell>
          <table:table-cell table:style-name="ce29" office:value-type="string" calcext:value-type="string">
            <text:p>Select file via a file chooser dialog</text:p>
          </table:table-cell>
          <table:table-cell table:style-name="ce35" table:number-columns-repeated="1013"/>
        </table:table-row>
        <table:table-row table:style-name="ro4">
          <table:table-cell table:style-name="ce9" office:value-type="string" calcext:value-type="string">
            <text:p>SAVEAS</text:p>
          </table:table-cell>
          <table:table-cell table:style-name="ce76" table:content-validation-name="val4" table:formula="of:=[.B38]+1" office:value-type="float" office:value="14" calcext:value-type="float">
            <text:p>14</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8" calcext:value-type="float">
            <text:p>8</text:p>
          </table:table-cell>
          <table:table-cell table:style-name="ce117" table:content-validation-name="val9"/>
          <table:table-cell table:style-name="ce117" table:content-validation-name="val10"/>
          <table:table-cell table:style-name="ce124" table:content-validation-name="val12" office:value-type="string" calcext:value-type="string">
            <text:p>Administrator</text:p>
          </table:table-cell>
          <table:table-cell table:style-name="ce30" office:value-type="string" calcext:value-type="string">
            <text:p>Save data to a different filename</text:p>
          </table:table-cell>
          <table:table-cell table:style-name="ce31" office:value-type="string" calcext:value-type="string">
            <text:p>Create backups or baselines for new schools</text:p>
          </table:table-cell>
          <table:table-cell table:style-name="ce29" office:value-type="string" calcext:value-type="string">
            <text:p>Select filename via a file chooser dialog</text:p>
          </table:table-cell>
          <table:table-cell table:style-name="ce35" table:number-columns-repeated="1013"/>
        </table:table-row>
        <table:table-row table:style-name="ro4">
          <table:table-cell table:style-name="ce9" office:value-type="string" calcext:value-type="string">
            <text:p>TOOLBAR</text:p>
          </table:table-cell>
          <table:table-cell table:style-name="ce76" table:content-validation-name="val4" table:formula="of:=[.B39]+1" office:value-type="float" office:value="15" calcext:value-type="float">
            <text:p>15</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5" calcext:value-type="float">
            <text:p>5</text:p>
          </table:table-cell>
          <table:table-cell table:style-name="ce117" table:content-validation-name="val9"/>
          <table:table-cell table:style-name="ce117" table:content-validation-name="val10"/>
          <table:table-cell table:style-name="ce124" table:content-validation-name="val12" office:value-type="string" calcext:value-type="string">
            <text:p>All</text:p>
          </table:table-cell>
          <table:table-cell table:style-name="ce30" office:value-type="string" calcext:value-type="string">
            <text:p>Use the major features via a toolbar</text:p>
          </table:table-cell>
          <table:table-cell table:style-name="ce31" office:value-type="string" calcext:value-type="string">
            <text:p>Point and click</text:p>
          </table:table-cell>
          <table:table-cell table:style-name="ce29" office:value-type="string" calcext:value-type="string">
            <text:p>Suggest using the Nim game’s toolbar as a baseline</text:p>
          </table:table-cell>
          <table:table-cell table:style-name="ce35" table:number-columns-repeated="1013"/>
        </table:table-row>
        <table:table-row table:style-name="ro4">
          <table:table-cell table:style-name="ce9" office:value-type="string" calcext:value-type="string">
            <text:p>ABOUT</text:p>
          </table:table-cell>
          <table:table-cell table:style-name="ce76" table:content-validation-name="val4" table:formula="of:=[.B40]+1" office:value-type="float" office:value="16" calcext:value-type="float">
            <text:p>16</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1" calcext:value-type="float">
            <text:p>1</text:p>
          </table:table-cell>
          <table:table-cell table:style-name="ce117" table:content-validation-name="val9"/>
          <table:table-cell table:style-name="ce117" table:content-validation-name="val10"/>
          <table:table-cell table:style-name="ce124" table:content-validation-name="val12" office:value-type="string" calcext:value-type="string">
            <text:p>Administrator</text:p>
          </table:table-cell>
          <table:table-cell table:style-name="ce29" office:value-type="string" calcext:value-type="string">
            <text:p>Display an About dialog with creator and version</text:p>
          </table:table-cell>
          <table:table-cell table:style-name="ce29" office:value-type="string" calcext:value-type="string">
            <text:p>Quickly determine which version is installed</text:p>
          </table:table-cell>
          <table:table-cell table:style-name="ce29" office:value-type="string" calcext:value-type="string">
            <text:p>Use Gtk::AboutDialog</text:p>
          </table:table-cell>
          <table:table-cell table:style-name="ce35" table:number-columns-repeated="1013"/>
        </table:table-row>
        <table:table-row table:style-name="ro4">
          <table:table-cell table:style-name="ce48" office:value-type="string" calcext:value-type="string">
            <text:p>COURSE</text:p>
          </table:table-cell>
          <table:table-cell table:style-name="ce77" table:formula="of:=[.B41]+1" office:value-type="float" office:value="17" calcext:value-type="float">
            <text:p>17</text:p>
          </table:table-cell>
          <table:table-cell table:style-name="ce77" table:content-validation-name="val5" office:value-type="float" office:value="4" calcext:value-type="float">
            <text:p>4</text:p>
          </table:table-cell>
          <table:table-cell table:style-name="ce55" table:content-validation-name="val6"/>
          <table:table-cell table:style-name="ce77" table:content-validation-name="val7" office:value-type="float" office:value="21" calcext:value-type="float">
            <text:p>21</text:p>
          </table:table-cell>
          <table:table-cell table:style-name="ce117" table:content-validation-name="val9"/>
          <table:table-cell table:style-name="ce117" table:content-validation-name="val10"/>
          <table:table-cell table:style-name="ce108" table:number-columns-repeated="4"/>
          <table:table-cell table:number-columns-repeated="1013"/>
        </table:table-row>
        <table:table-row table:style-name="ro4">
          <table:table-cell table:style-name="ce45" office:value-type="string" calcext:value-type="string">
            <text:p>SEMESTER</text:p>
          </table:table-cell>
          <table:table-cell table:style-name="ce81" table:formula="of:=[.B42]+1" office:value-type="float" office:value="18" calcext:value-type="float">
            <text:p>18</text:p>
          </table:table-cell>
          <table:table-cell table:style-name="ce77" table:content-validation-name="val5" office:value-type="float" office:value="4" calcext:value-type="float">
            <text:p>4</text:p>
          </table:table-cell>
          <table:table-cell table:style-name="ce55" table:content-validation-name="val6"/>
          <table:table-cell table:style-name="ce77" table:content-validation-name="val7" office:value-type="float" office:value="8" calcext:value-type="float">
            <text:p>8</text:p>
          </table:table-cell>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45" office:value-type="string" calcext:value-type="string">
            <text:p>SECTION</text:p>
          </table:table-cell>
          <table:table-cell table:style-name="ce81" table:formula="of:=[.B43]+1" office:value-type="float" office:value="19" calcext:value-type="float">
            <text:p>19</text:p>
          </table:table-cell>
          <table:table-cell table:style-name="ce77" table:content-validation-name="val5" office:value-type="float" office:value="4" calcext:value-type="float">
            <text:p>4</text:p>
          </table:table-cell>
          <table:table-cell table:style-name="ce55" table:content-validation-name="val6"/>
          <table:table-cell table:style-name="ce77" table:content-validation-name="val7" office:value-type="float" office:value="5" calcext:value-type="float">
            <text:p>5</text:p>
          </table:table-cell>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45"/>
          <table:table-cell table:style-name="ce81" table:formula="of:=[.B44]+1" office:value-type="float" office:value="20" calcext:value-type="float">
            <text:p>20</text:p>
          </table:table-cell>
          <table:table-cell table:style-name="ce77" table:content-validation-name="val5"/>
          <table:table-cell table:style-name="ce55" table:content-validation-name="val6"/>
          <table:table-cell table:style-name="ce77" table:content-validation-name="val7"/>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45"/>
          <table:table-cell table:style-name="ce81" table:formula="of:=[.B45]+1" office:value-type="float" office:value="21" calcext:value-type="float">
            <text:p>21</text:p>
          </table:table-cell>
          <table:table-cell table:style-name="ce77" table:content-validation-name="val5"/>
          <table:table-cell table:style-name="ce55" table:content-validation-name="val6"/>
          <table:table-cell table:style-name="ce77" table:content-validation-name="val7"/>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45"/>
          <table:table-cell table:style-name="ce81" table:formula="of:=[.B46]+1" office:value-type="float" office:value="22" calcext:value-type="float">
            <text:p>22</text:p>
          </table:table-cell>
          <table:table-cell table:style-name="ce77" table:content-validation-name="val5"/>
          <table:table-cell table:style-name="ce55" table:content-validation-name="val6"/>
          <table:table-cell table:style-name="ce77" table:content-validation-name="val7"/>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54" office:value-type="string" calcext:value-type="string">
            <text:p>SUBJECT</text:p>
          </table:table-cell>
          <table:table-cell table:style-name="ce76" table:content-validation-name="val4" table:formula="of:=[.B47]+1" office:value-type="float" office:value="23" calcext:value-type="float">
            <text:p>23</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17" table:content-validation-name="val9"/>
          <table:table-cell table:style-name="ce117" table:content-validation-name="val10"/>
          <table:table-cell table:style-name="ce124" table:content-validation-name="val12"/>
          <table:table-cell table:style-name="ce113" table:number-columns-repeated="3"/>
          <table:table-cell table:style-name="ce121" table:number-columns-repeated="53"/>
          <table:table-cell table:number-columns-repeated="960"/>
        </table:table-row>
        <table:table-row table:style-name="ro4">
          <table:table-cell table:style-name="ce56" office:value-type="string" calcext:value-type="string">
            <text:p>TEACHER</text:p>
          </table:table-cell>
          <table:table-cell table:style-name="ce76" table:content-validation-name="val4" table:formula="of:=[.B48]+1" office:value-type="float" office:value="24" calcext:value-type="float">
            <text:p>24</text:p>
          </table:table-cell>
          <table:table-cell table:style-name="ce100" table:content-validation-name="val5" office:value-type="float" office:value="5" calcext:value-type="float">
            <text:p>5</text:p>
          </table:table-cell>
          <table:table-cell table:style-name="ce73" table:content-validation-name="val6"/>
          <table:table-cell table:style-name="ce100" table:content-validation-name="val7" office:value-type="float" office:value="21" calcext:value-type="float">
            <text:p>21</text:p>
          </table:table-cell>
          <table:table-cell table:style-name="ce117" table:content-validation-name="val9"/>
          <table:table-cell table:style-name="ce117" table:content-validation-name="val10"/>
          <table:table-cell table:style-name="ce124" table:content-validation-name="val12"/>
          <table:table-cell table:style-name="ce29" table:number-columns-repeated="3"/>
          <table:table-cell table:style-name="ce35" table:number-columns-repeated="1013"/>
        </table:table-row>
        <table:table-row table:style-name="ro4">
          <table:table-cell table:style-name="ce56" office:value-type="string" calcext:value-type="string">
            <text:p>GRADE</text:p>
          </table:table-cell>
          <table:table-cell table:style-name="ce76" table:content-validation-name="val4" table:formula="of:=[.B49]+1" office:value-type="float" office:value="25" calcext:value-type="float">
            <text:p>25</text:p>
          </table:table-cell>
          <table:table-cell table:style-name="ce100" table:content-validation-name="val5" office:value-type="float" office:value="5" calcext:value-type="float">
            <text:p>5</text:p>
          </table:table-cell>
          <table:table-cell table:style-name="ce73" table:content-validation-name="val6"/>
          <table:table-cell table:style-name="ce100" table:content-validation-name="val7" office:value-type="float" office:value="5" calcext:value-type="float">
            <text:p>5</text:p>
          </table:table-cell>
          <table:table-cell table:style-name="ce117" table:content-validation-name="val9"/>
          <table:table-cell table:style-name="ce117" table:content-validation-name="val10"/>
          <table:table-cell table:style-name="ce124" table:content-validation-name="val12"/>
          <table:table-cell table:style-name="ce29" table:number-columns-repeated="3"/>
          <table:table-cell table:style-name="ce35" table:number-columns-repeated="1013"/>
        </table:table-row>
        <table:table-row table:style-name="ro4">
          <table:table-cell table:style-name="ce56" office:value-type="string" calcext:value-type="string">
            <text:p>TRANSCRIPT</text:p>
          </table:table-cell>
          <table:table-cell table:style-name="ce76" table:content-validation-name="val4" table:formula="of:=[.B50]+1" office:value-type="float" office:value="26" calcext:value-type="float">
            <text:p>26</text:p>
          </table:table-cell>
          <table:table-cell table:style-name="ce100" table:content-validation-name="val5" office:value-type="float" office:value="5" calcext:value-type="float">
            <text:p>5</text:p>
          </table:table-cell>
          <table:table-cell table:style-name="ce73" table:content-validation-name="val6"/>
          <table:table-cell table:style-name="ce100" table:content-validation-name="val7" office:value-type="float" office:value="8" calcext:value-type="float">
            <text:p>8</text:p>
          </table:table-cell>
          <table:table-cell table:style-name="ce117" table:content-validation-name="val9"/>
          <table:table-cell table:style-name="ce117" table:content-validation-name="val10"/>
          <table:table-cell table:style-name="ce124" table:content-validation-name="val12"/>
          <table:table-cell table:style-name="ce113" table:number-columns-repeated="3"/>
          <table:table-cell table:style-name="ce121" table:number-columns-repeated="2"/>
          <table:table-cell table:style-name="ce35" table:number-columns-repeated="1011"/>
        </table:table-row>
        <table:table-row table:style-name="ro4">
          <table:table-cell table:style-name="ce54" office:value-type="string" calcext:value-type="string">
            <text:p>ITERATORS</text:p>
          </table:table-cell>
          <table:table-cell table:style-name="ce76" table:content-validation-name="val4" table:formula="of:=[.B51]+1" office:value-type="float" office:value="27" calcext:value-type="float">
            <text:p>2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office:value-type="float" office:value="8" calcext:value-type="float">
            <text:p>8</text:p>
          </table:table-cell>
          <table:table-cell table:style-name="ce117" table:content-validation-name="val9"/>
          <table:table-cell table:style-name="ce117" table:content-validation-name="val10"/>
          <table:table-cell table:style-name="ce124" table:content-validation-name="val12"/>
          <table:table-cell table:style-name="ce113" table:number-columns-repeated="3"/>
          <table:table-cell table:style-name="ce121" table:number-columns-repeated="2"/>
          <table:table-cell table:style-name="ce35" table:number-columns-repeated="1011"/>
        </table:table-row>
        <table:table-row table:style-name="ro4">
          <table:table-cell table:style-name="ce54"/>
          <table:table-cell table:style-name="ce82" table:content-validation-name="val4"/>
          <table:table-cell table:style-name="ce82" table:content-validation-name="val5"/>
          <table:table-cell table:style-name="ce82" table:content-validation-name="val6"/>
          <table:table-cell table:style-name="ce82" table:content-validation-name="val7"/>
          <table:table-cell table:style-name="ce117" table:content-validation-name="val9"/>
          <table:table-cell table:style-name="ce117" table:content-validation-name="val10"/>
          <table:table-cell table:style-name="ce124" table:content-validation-name="val12"/>
          <table:table-cell table:style-name="ce113" table:number-columns-repeated="3"/>
          <table:table-cell table:style-name="ce121" table:number-columns-repeated="2"/>
          <table:table-cell table:style-name="ce35" table:number-columns-repeated="1011"/>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3"/>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4">
          <table:table-cell table:style-name="ce8"/>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29" table:number-columns-repeated="3"/>
          <table:table-cell table:style-name="ce35" table:number-columns-repeated="1013"/>
        </table:table-row>
        <table:table-row table:style-name="ro4" table:number-rows-repeated="10">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29" table:number-columns-repeated="3"/>
          <table:table-cell table:number-columns-repeated="1013"/>
        </table:table-row>
        <table:table-row table:style-name="ro4" table:number-rows-repeated="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8"/>
          <table:table-cell table:style-name="ce32" table:number-columns-repeated="2"/>
          <table:table-cell table:number-columns-repeated="1013"/>
        </table:table-row>
        <table:table-row table:style-name="ro4" table:number-rows-repeated="1048470">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1-03-02" calcext:value-type="date">
            <text:p>Mar 02</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1-03-09" calcext:value-type="date">
            <text:p>Mar 09</text:p>
          </table:table-cell>
          <table:table-cell table:style-name="ce37"/>
          <table:table-cell table:style-name="ce37">
            <draw:frame draw:z-index="0" draw:style-name="gr1" draw:text-style-name="P1" svg:width="4.1024in" svg:height="2.0283in" svg:x="1.837in" svg:y="0.0772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16" office:value-type="string" calcext:value-type="string">
            <text:p>PERSON</text:p>
          </table:table-cell>
          <table:table-cell table:style-name="ce80" table:content-validation-name="val17"/>
          <table:table-cell table:style-name="ce87" table:content-validation-name="val18" office:value-type="string" calcext:value-type="string">
            <text:p>created a &lt;&lt; operator to stream out</text:p>
          </table:table-cell>
          <table:table-cell table:style-name="ce88" table:content-validation-name="val19"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16" office:value-type="string" calcext:value-type="string">
            <text:p>STUDENT</text:p>
          </table:table-cell>
          <table:table-cell table:style-name="ce80" table:content-validation-name="val17"/>
          <table:table-cell table:style-name="ce87" table:content-validation-name="val18" office:value-type="string" calcext:value-type="string">
            <text:p>Completed student class, fixed dependency day 1 <text:s/></text:p>
          </table:table-cell>
          <table:table-cell table:style-name="ce88" table:content-validation-name="val19"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16" office:value-type="string" calcext:value-type="string">
            <text:p>PARENT</text:p>
          </table:table-cell>
          <table:table-cell table:style-name="ce80" table:content-validation-name="val17"/>
          <table:table-cell table:style-name="ce87" table:content-validation-name="val18" office:value-type="string" calcext:value-type="string">
            <text:p>completed parent class, fixed the full_info </text:p>
          </table:table-cell>
          <table:table-cell table:style-name="ce88" table:content-validation-name="val19" office:value-type="string" calcext:value-type="string">
            <text:p>Completed Day 1</text:p>
          </table:table-cell>
          <table:table-cell table:style-name="ce91" table:content-validation-name="val20"/>
          <table:table-cell table:number-columns-repeated="1016"/>
        </table:table-row>
        <table:table-row table:style-name="ro5">
          <table:table-cell table:style-name="ce80" table:content-validation-name="val15" office:value-type="float" office:value="4" calcext:value-type="float">
            <text:p>4</text:p>
          </table:table-cell>
          <table:table-cell table:style-name="ce84" table:content-validation-name="val16" office:value-type="string" calcext:value-type="string">
            <text:p>RELATE</text:p>
          </table:table-cell>
          <table:table-cell table:style-name="ce80" table:content-validation-name="val17"/>
          <table:table-cell table:style-name="ce87" table:content-validation-name="val18" office:value-type="string" calcext:value-type="string">
            <text:p>complete relate, easy to do as both student and parent have add functions </text:p>
          </table:table-cell>
          <table:table-cell table:style-name="ce88" table:content-validation-name="val19"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1-03-09" calcext:value-type="date">
            <text:p>Mar 09</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14" office:value-type="date" office:date-value="2021-03-23" calcext:value-type="date">
            <text:p>Mar 23</text:p>
          </table:table-cell>
          <table:table-cell table:style-name="ce37"/>
          <table:table-cell table:style-name="ce37">
            <draw:frame draw:z-index="0" draw:style-name="gr1" draw:text-style-name="P1" svg:width="4.1028in" svg:height="2.0283in" svg:x="1.837in" svg:y="0.0768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6" calcext:value-type="float">
            <text:p>6</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 calcext:value-type="float">
            <text:p>1</text:p>
          </table:table-cell>
          <table:table-cell table:style-name="ce37" table:formula="of:=COUNTIF([.E$17:.E$995]; &quot;Completed Day 2&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21" office:value-type="string" calcext:value-type="string">
            <text:p>WINDOW</text:p>
          </table:table-cell>
          <table:table-cell table:style-name="ce80" table:content-validation-name="val17"/>
          <table:table-cell table:style-name="ce87" table:content-validation-name="val18" office:value-type="string" calcext:value-type="string">
            <text:p>Created an application win, fixed inheritance issues</text:p>
          </table:table-cell>
          <table:table-cell table:style-name="ce88" table:content-validation-name="val22"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21" office:value-type="string" calcext:value-type="string">
            <text:p>D_STUDENT</text:p>
          </table:table-cell>
          <table:table-cell table:style-name="ce80" table:content-validation-name="val17"/>
          <table:table-cell table:style-name="ce87" table:content-validation-name="val18" office:value-type="string" calcext:value-type="string">
            <text:p>Used an entrydialog, fix g++ linked issues </text:p>
          </table:table-cell>
          <table:table-cell table:style-name="ce88" table:content-validation-name="val22" office:value-type="string" calcext:value-type="string">
            <text:p>Completed Day 2</text:p>
          </table:table-cell>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21" office:value-type="string" calcext:value-type="string">
            <text:p>DISPLAY</text:p>
          </table:table-cell>
          <table:table-cell table:style-name="ce80" table:content-validation-name="val17"/>
          <table:table-cell table:style-name="ce87" table:content-validation-name="val18" office:value-type="string" calcext:value-type="string">
            <text:p>Used vector erase, replaced pointer in vectors to the type</text:p>
          </table:table-cell>
          <table:table-cell table:style-name="ce88" table:content-validation-name="val22" office:value-type="string" calcext:value-type="string">
            <text:p>Completed Day 3</text:p>
          </table:table-cell>
          <table:table-cell table:style-name="ce91" table:content-validation-name="val20"/>
          <table:table-cell table:number-columns-repeated="1016"/>
        </table:table-row>
        <table:table-row table:style-name="ro4">
          <table:table-cell table:style-name="ce80" table:content-validation-name="val15" office:value-type="float" office:value="4" calcext:value-type="float">
            <text:p>4</text:p>
          </table:table-cell>
          <table:table-cell table:style-name="ce84" table:content-validation-name="val21" office:value-type="string" calcext:value-type="string">
            <text:p>D_PARENT</text:p>
          </table:table-cell>
          <table:table-cell table:style-name="ce80" table:content-validation-name="val17"/>
          <table:table-cell table:style-name="ce87" table:content-validation-name="val18" office:value-type="string" calcext:value-type="string">
            <text:p>used an entrydialog, almost a copy of student </text:p>
          </table:table-cell>
          <table:table-cell table:style-name="ce88" table:content-validation-name="val22" office:value-type="string" calcext:value-type="string">
            <text:p>Completed Day 2</text:p>
          </table:table-cell>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21" office:value-type="string" calcext:value-type="string">
            <text:p>D_RELATE</text:p>
          </table:table-cell>
          <table:table-cell table:style-name="ce80" table:content-validation-name="val17"/>
          <table:table-cell table:style-name="ce87" table:content-validation-name="val18" office:value-type="string" calcext:value-type="string">
            <text:p>created dialogs to handle the input, used std::stoi for ustring</text:p>
          </table:table-cell>
          <table:table-cell table:style-name="ce88" table:content-validation-name="val22" office:value-type="string" calcext:value-type="string">
            <text:p>Completed Day 2</text:p>
          </table:table-cell>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21" office:value-type="string" calcext:value-type="string">
            <text:p>NEW</text:p>
          </table:table-cell>
          <table:table-cell table:style-name="ce80" table:content-validation-name="val17"/>
          <table:table-cell table:style-name="ce87" table:content-validation-name="val18" office:value-type="string" calcext:value-type="string">
            <text:p>created the function to handle new click interrupts</text:p>
          </table:table-cell>
          <table:table-cell table:style-name="ce88" table:content-validation-name="val22"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14" office:value-type="date" office:date-value="2021-03-23" calcext:value-type="date">
            <text:p>Mar 2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1-03-30" calcext:value-type="date">
            <text:p>Mar 30</text:p>
          </table:table-cell>
          <table:table-cell table:style-name="ce37"/>
          <table:table-cell table:style-name="ce37">
            <draw:frame draw:z-index="0" draw:style-name="gr1" draw:text-style-name="P1" svg:width="4.1028in" svg:height="2.0283in" svg:x="1.837in" svg:y="0.0768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 calcext:value-type="float">
            <text:p>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14" office:value-type="date" office:date-value="2021-04-06" calcext:value-type="date">
            <text:p>Apr 06</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1-04-13" calcext:value-type="date">
            <text:p>Apr 13</text:p>
          </table:table-cell>
          <table:table-cell table:style-name="ce37"/>
          <table:table-cell table:style-name="ce37">
            <draw:frame draw:z-index="0" draw:style-name="gr1" draw:text-style-name="P1" svg:width="4.1028in" svg:height="2.0283in" svg:x="1.837in" svg:y="0.0768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 calcext:value-type="float">
            <text:p>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1-04-13" calcext:value-type="date">
            <text:p>Apr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1-04-20" calcext:value-type="date">
            <text:p>Apr 20</text:p>
          </table:table-cell>
          <table:table-cell table:style-name="ce37"/>
          <table:table-cell table:style-name="ce37">
            <draw:frame draw:z-index="0" draw:style-name="gr1" draw:text-style-name="P1" svg:width="4.1028in" svg:height="2.0283in" svg:x="1.837in" svg:y="0.0768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 calcext:value-type="float">
            <text:p>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55:'Product Backlog'.AMJ58"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 style:data-style-name="N2" text:time-value="21:25:19.232511846">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1-03-22T21:40:46.233771515</dc:date>
    <meta:editing-cycles>207</meta:editing-cycles>
    <meta:editing-duration>P6DT12H1M47S</meta:editing-duration>
    <meta:generator>LibreOffice/6.4.6.2$Linux_X86_64 LibreOffice_project/40$Build-2</meta:generator>
    <meta:document-statistic meta:table-count="6" meta:cell-count="906" meta:object-count="6"/>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27">
                <text:p>27</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3">
                <text:p>23</text:p>
              </table:table-cell>
            </table:table-row>
            <table:table-row>
              <table:table-cell office:value-type="string">
                <text:p>3</text:p>
              </table:table-cell>
              <table:table-cell office:value-type="float" office:value="2">
                <text:p>2</text:p>
              </table:table-cell>
              <table:table-cell office:value-type="float" office:value="17">
                <text:p>17</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7">
                <text:p>17</text:p>
              </table:table-cell>
            </table:table-row>
            <table:table-row>
              <table:table-cell office:value-type="string">
                <text:p>7</text:p>
              </table:table-cell>
              <table:table-cell office:value-type="float" office:value="6">
                <text:p>6</text:p>
              </table:table-cell>
              <table:table-cell office:value-type="float" office:value="17">
                <text:p>17</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46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1 Backlog'.B7:'Sprint 01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2 Backlog'.B7:'Sprint 02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